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C00000538BE7E9E41F89D01B7.png" manifest:media-type="image/png"/>
  <manifest:file-entry manifest:full-path="Pictures/10000000000000EC000001FA46B05B8ED6B37C2B.png" manifest:media-type="image/png"/>
  <manifest:file-entry manifest:full-path="Pictures/10000000000000EC000000EC19933FB84F57F5FD.png" manifest:media-type="image/png"/>
  <manifest:file-entry manifest:full-path="Pictures/10000000000000EC000000EC911FAFCB7888B597.png" manifest:media-type="image/png"/>
  <manifest:file-entry manifest:full-path="Pictures/10000000000000EC000002B084C14FE322ADC5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9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99pt" fo:font-weight="bold" style:font-size-asian="99pt" style:font-weight-asian="bold" style:font-size-complex="99pt" style:font-weight-complex="bold"/>
    </style:style>
    <style:style style:name="P3" style:family="paragraph">
      <loext:graphic-properties draw:fill="none" draw:fill-color="#ffffff"/>
      <style:text-properties fo:font-size="99pt" fo:font-weight="bold" style:font-size-asian="99pt" style:font-weight-asian="bold" style:font-size-complex="99pt" style:font-weight-complex="bold"/>
    </style:style>
    <style:style style:name="P4" style:family="paragraph">
      <style:text-properties fo:color="#ffff00" loext:opacity="100%" fo:font-size="96pt" fo:font-weight="bold" style:font-size-asian="99pt" style:font-weight-asian="bold" style:font-size-complex="99pt" style:font-weight-complex="bold"/>
    </style:style>
    <style:style style:name="P5" style:family="paragraph">
      <loext:graphic-properties draw:fill="none" draw:fill-color="#ffffff"/>
      <style:text-properties fo:color="#ffff00" loext:opacity="100%" fo:font-size="96pt" fo:font-weight="bold" style:font-size-asian="99pt" style:font-weight-asian="bold" style:font-size-complex="99pt" style:font-weight-complex="bold"/>
    </style:style>
    <style:style style:name="P6" style:family="paragraph">
      <style:text-properties fo:font-size="13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3pt" fo:font-weight="bold" style:font-weight-asian="bold" style:font-weight-complex="bold"/>
    </style:style>
    <style:style style:name="T1" style:family="text">
      <style:text-properties fo:font-size="99pt" fo:font-weight="bold" style:font-size-asian="99pt" style:font-weight-asian="bold" style:font-size-complex="99pt" style:font-weight-complex="bold"/>
    </style:style>
    <style:style style:name="T2" style:family="text">
      <style:text-properties fo:font-weight="bold" style:font-size-asian="99pt" style:font-weight-asian="bold" style:font-size-complex="99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243cm" svg:height="18.202cm" svg:x="6.757cm" svg:y="8cm">
          <draw:image xlink:href="Pictures/10000000000000EC000002B084C14FE322ADC5ED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6.243cm" svg:x="8.007cm" svg:y="1.257cm">
          <draw:image xlink:href="Pictures/10000000000000EC000000EC19933FB84F57F5FD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13.387cm" svg:x="13.5cm" svg:y="1.113cm">
          <draw:image xlink:href="Pictures/10000000000000EC000001FA46B05B8ED6B37C2B.png" xlink:type="simple" xlink:show="embed" xlink:actuate="onLoad" draw:mime-type="image/png">
            <text:p/>
          </draw:image>
        </draw:frame>
        <draw:frame draw:style-name="gr1" draw:text-style-name="P1" draw:layer="layout" svg:width="4.195cm" svg:height="23.75cm" svg:x="1.305cm" svg:y="1cm">
          <draw:image xlink:href="Pictures/10000000000000EC00000538BE7E9E41F89D01B7.png" xlink:type="simple" xlink:show="embed" xlink:actuate="onLoad" draw:mime-type="image/png">
            <text:p/>
          </draw:image>
        </draw:frame>
        <draw:frame draw:style-name="gr1" draw:text-style-name="P1" draw:layer="layout" svg:width="6.243cm" svg:height="6.243cm" svg:x="13.257cm" svg:y="15cm">
          <draw:image xlink:href="Pictures/10000000000000EC000000EC911FAFCB7888B597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7.5cm" svg:height="4.154cm" draw:transform="rotate (1.55927715373173) translate (13.25cm 29.202cm)">
            <draw:text-box>
              <text:p text:style-name="P2"><text:span text:style-name="T1">GsS</text:span></text:p>
            </draw:text-box>
          </draw:frame>
          <draw:frame draw:style-name="gr2" draw:text-style-name="P5" draw:layer="layout" svg:width="7.5cm" svg:height="4.154cm" draw:transform="rotate (1.55927715373173) translate (13.26cm 28.803cm)">
            <draw:text-box>
              <text:p text:style-name="P4"><text:span text:style-name="T2">GsS</text:span></text:p>
            </draw:text-box>
          </draw:frame>
          <draw:frame draw:style-name="gr3" draw:text-style-name="P7" draw:layer="layout" svg:width="6.749cm" svg:height="0.962cm" draw:transform="rotate (1.54758344774337) translate (17cm 28.531cm)">
            <draw:text-box>
              <text:p text:style-name="P6"><text:span text:style-name="T3">Gutemberg da Silva Santan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7T18:22:33.873419526</meta:creation-date>
    <dc:date>2022-04-17T18:54:05.536411080</dc:date>
    <meta:editing-duration>PT10M37S</meta:editing-duration>
    <meta:editing-cycles>2</meta:editing-cycles>
    <meta:generator>LibreOffice/7.3.2.2$Linux_X86_64 LibreOffice_project/49f2b1bff42cfccbd8f788c8dc32c1c309559be0</meta:generator>
    <meta:document-statistic meta:object-count="9"/>
  </office:meta>
</office:document-meta>
</file>